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virtualisation54">
      <style:table-properties table:display="true" style:writing-mode="lr-tb"/>
    </style:style>
    <style:style style:name="ta2" style:family="table" style:master-page-name="PageStyle_5f_scooping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alisation5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virtualisation5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Cloud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ndshak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rrou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spons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eas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tten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ert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teri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ssen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lter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lum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dire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ex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olumetr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enefici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ysic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upposedl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ation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serialis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peziu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hib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ccupanc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ranspos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depend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pula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bstruc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niversa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uppl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rystallin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ema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iel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ssa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dentic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manti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journe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Enclos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oping3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scooping34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Th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bou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dg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mpan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own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mble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o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alax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istor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nst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job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j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k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k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loca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nativ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th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roximit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quantif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q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har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er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uploa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u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watch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w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xi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yello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zip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z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rtualisation54" style:display-name="PageStyle_virtualisation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oping34" style:display-name="PageStyle_scooping3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2" meta:object-count="0"/>
    <meta:generator>LibreOfficeDev/6.0.5.2$Linux_X86_64 LibreOffice_project/</meta:generator>
  </office:meta>
</office:document-meta>
</file>